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8cm" fo:min-width="1.024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1.274cm" fo:min-width="4.199cm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4.199cm"/>
    </style:style>
    <style:style style:name="gr4" style:family="graphic" style:parent-style-name="standard">
      <style:graphic-properties draw:fill-color="#ff0000" draw:opacity="100%" draw:textarea-horizontal-align="justify" draw:textarea-vertical-align="middle" draw:auto-grow-height="false" fo:min-height="1.02cm" fo:min-width="4.199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1.02cm" fo:min-width="4.199cm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1.909cm" fo:min-width="4.199cm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1.909cm" fo:min-width="4.199cm"/>
    </style:style>
    <style:style style:name="gr8" style:family="graphic" style:parent-style-name="standard">
      <style:graphic-properties draw:textarea-horizontal-align="justify" draw:textarea-vertical-align="middle" draw:auto-grow-height="false" fo:min-height="0.957cm" fo:min-width="0.70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ff0000" draw:opacity="100%" draw:textarea-horizontal-align="justify" draw:textarea-vertical-align="middle" draw:auto-grow-height="false" fo:min-height="1.274cm" fo:min-width="4.1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3.564cm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0.893cm" fo:min-width="3.564cm"/>
    </style:style>
    <style:style style:name="gr17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0000"/>
      <style:paragraph-properties fo:margin-left="0cm" fo:margin-right="0cm" fo:text-align="center" fo:text-indent="0cm"/>
    </style:style>
    <style:style style:name="P4" style:family="paragraph">
      <loext:graphic-properties draw:fill-color="#ff0000" draw:opacity="100%"/>
      <style:paragraph-properties fo:margin-left="0cm" fo:margin-right="0cm" fo:text-align="center" fo:text-indent="0cm"/>
    </style:style>
    <style:style style:name="P5" style:family="paragraph">
      <loext:graphic-properties draw:fill-color="#729fcf"/>
      <style:paragraph-properties fo:margin-left="0cm" fo:margin-right="0cm" fo:text-align="center" fo:text-indent="0cm"/>
    </style:style>
    <style:style style:name="P6" style:family="paragraph">
      <loext:graphic-properties draw:fill="solid" draw:fill-color="#729fcf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3.048cm" svg:height="2.794cm" svg:x="13.446cm" svg:y="15.351cm">
          <text:p text:style-name="P1">Engin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2" draw:id="id2" draw:layer="layout" svg:width="4.699cm" svg:height="1.397cm" svg:x="8.493cm" svg:y="8.747cm">
          <text:p text:style-name="P2"><text:span text:style-name="T1">WAI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" draw:id="id1" draw:layer="layout" svg:width="4.699cm" svg:height="1.524cm" svg:x="5.064cm" svg:y="5.318cm">
          <text:p text:style-name="P1">QUEUE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3" draw:id="id3" draw:layer="layout" svg:width="4.699cm" svg:height="1.27cm" svg:x="11.541cm" svg:y="22.336cm">
          <text:p text:style-name="P2"><text:span text:style-name="T1">EXECU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6" draw:id="id6" draw:layer="layout" svg:width="4.699cm" svg:height="1.27cm" svg:x="8.366cm" svg:y="18.018cm">
          <text:p text:style-name="P2"><text:span text:style-name="T1">ERR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xml:id="id9" draw:id="id9" draw:layer="layout" svg:width="4.699cm" svg:height="2.159cm" svg:x="7.836cm" svg:y="25.929cm">
          <text:p text:style-name="P2"><text:span text:style-name="T1">CANCELL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7" xml:id="id4" draw:id="id4" draw:layer="layout" svg:width="4.699cm" svg:height="2.159cm" svg:x="13.208cm" svg:y="25.892cm">
          <text:p text:style-name="P1">DON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" xml:id="id8" draw:id="id8" draw:layer="layout" svg:width="2.413cm" svg:height="2.413cm" svg:x="6.207cm" svg:y="22.082cm">
          <text:p text:style-name="P1">Us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8" draw:layer="layout" draw:line-skew="0.317cm" svg:x1="7.414cm" svg:y1="6.842cm" svg:x2="10.843cm" svg:y2="8.747cm" draw:start-shape="id1" draw:start-glue-point="6" draw:end-shape="id2" draw:end-glue-point="4" svg:d="M7414 6842v1270h3429v635" svg:viewBox="0 0 3430 1906">
          <text:p/>
        </draw:connector>
        <draw:connector draw:style-name="gr9" draw:text-style-name="P8" draw:layer="layout" svg:x1="13.891cm" svg:y1="23.606cm" svg:x2="15.558cm" svg:y2="25.892cm" draw:start-shape="id3" draw:start-glue-point="6" draw:end-shape="id4" draw:end-glue-point="4" svg:d="M13891 23606v1143h1667v1143" svg:viewBox="0 0 1668 2287">
          <text:p/>
        </draw:connector>
        <draw:connector draw:style-name="gr10" draw:text-style-name="P8" draw:layer="layout" svg:x1="13.446cm" svg:y1="16.748cm" svg:x2="10.716cm" svg:y2="18.018cm" draw:start-shape="id5" draw:start-glue-point="5" draw:end-shape="id6" draw:end-glue-point="4" svg:d="M13446 16748h-2730v1270" svg:viewBox="0 0 2731 1271">
          <text:p text:style-name="P1">Error</text:p>
        </draw:connector>
        <draw:connector draw:style-name="gr9" draw:text-style-name="P8" draw:layer="layout" svg:x1="10.843cm" svg:y1="13.192cm" svg:x2="14.97cm" svg:y2="15.351cm" draw:start-shape="id7" draw:start-glue-point="6" draw:end-shape="id5" draw:end-glue-point="4" svg:d="M10843 13192v1080h4127v1079" svg:viewBox="0 0 4128 2160">
          <text:p/>
        </draw:connector>
        <draw:connector draw:style-name="gr9" draw:text-style-name="P8" draw:layer="layout" svg:x1="10.716cm" svg:y1="19.288cm" svg:x2="7.414cm" svg:y2="22.082cm" draw:start-shape="id6" draw:start-glue-point="6" draw:end-shape="id8" draw:end-glue-point="4" svg:d="M10716 19288v1397h-3302v1397" svg:viewBox="0 0 3303 2795">
          <text:p/>
        </draw:connector>
        <draw:connector draw:style-name="gr10" draw:text-style-name="P8" draw:layer="layout" svg:x1="7.414cm" svg:y1="24.495cm" svg:x2="10.186cm" svg:y2="25.929cm" draw:start-shape="id8" draw:start-glue-point="6" draw:end-shape="id9" draw:end-glue-point="4" svg:d="M7414 24495v717h2772v717" svg:viewBox="0 0 2773 1435">
          <text:p text:style-name="P1">Cancelled</text:p>
        </draw:connector>
        <draw:connector draw:style-name="gr10" draw:text-style-name="P8" draw:layer="layout" draw:line-skew="-0.546cm" svg:x1="6.207cm" svg:y1="23.289cm" svg:x2="5.064cm" svg:y2="6.08cm" draw:start-shape="id8" draw:start-glue-point="5" draw:end-shape="id1" draw:end-glue-point="5" svg:d="M6207 23289h-2191v-17209h1048" svg:viewBox="0 0 2192 17210">
          <text:p text:style-name="P1">ReSubmit</text:p>
        </draw:connector>
        <draw:connector draw:style-name="gr9" draw:text-style-name="P8" draw:layer="layout" draw:line-skew="0cm 0.229cm" svg:x1="10.186cm" svg:y1="28.088cm" svg:x2="7.414cm" svg:y2="22.082cm" draw:start-shape="id9" draw:start-glue-point="6" draw:end-shape="id8" draw:end-glue-point="4" svg:d="M10186 28088v501h-4252v-7009h1480v502" svg:viewBox="0 0 4253 7010">
          <text:p/>
        </draw:connector>
        <draw:connector draw:style-name="gr9" draw:text-style-name="P8" draw:layer="layout" svg:x1="10.843cm" svg:y1="10.144cm" svg:x2="10.842cm" svg:y2="11.668cm" draw:start-shape="id2" draw:start-glue-point="6" draw:end-shape="id7" svg:d="M10843 10144v762h-1v762" svg:viewBox="0 0 2 1525">
          <text:p/>
        </draw:connector>
        <draw:custom-shape draw:style-name="gr11" draw:text-style-name="P4" xml:id="id7" draw:id="id7" draw:layer="layout" svg:width="4.699cm" svg:height="1.524cm" svg:x="8.493cm" svg:y="11.668cm">
          <text:p text:style-name="P2"><text:span text:style-name="T1">STAR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8" draw:layer="layout" svg:x1="14.97cm" svg:y1="18.145cm" svg:x2="13.891cm" svg:y2="22.336cm" draw:start-shape="id5" draw:start-glue-point="6" draw:end-shape="id3" draw:end-glue-point="4" svg:d="M14970 18145v2096h-1079v2095" svg:viewBox="0 0 1080 4192">
          <text:p text:style-name="P1">No Error</text:p>
        </draw:connector>
        <draw:frame draw:style-name="gr12" draw:text-style-name="P9" draw:layer="layout" svg:width="5.163cm" svg:height="1.651cm" svg:x="13.363cm" svg:y="4.81cm">
          <draw:text-box>
            <text:p><text:span text:style-name="T2">Database Queue</text:span></text:p>
            <text:p><text:span text:style-name="T2">(The real one)</text:span></text:p>
          </draw:text-box>
        </draw:frame>
        <draw:frame draw:style-name="gr13" draw:text-style-name="P9" draw:layer="layout" svg:width="6.554cm" svg:height="3.386cm" svg:x="13.41cm" svg:y="8.025cm">
          <draw:text-box>
            <text:p><text:span text:style-name="T2">ID in Java queue</text:span></text:p>
            <text:p><text:span text:style-name="T2">Just to allow multithread jobs waiting for execution result output</text:span></text:p>
          </draw:text-box>
        </draw:frame>
        <draw:frame draw:style-name="gr14" draw:text-style-name="P9" draw:layer="layout" svg:width="5.163cm" svg:height="1.778cm" svg:x="13.573cm" svg:y="11.668cm">
          <draw:text-box>
            <text:p><text:span text:style-name="T2">Servlet called but no executionId yet</text:span></text:p>
          </draw:text-box>
        </draw:frame>
        <draw:frame draw:style-name="gr13" draw:text-style-name="P9" draw:layer="layout" svg:width="3.506cm" svg:height="3.386cm" svg:x="16.494cm" svg:y="22.252cm">
          <draw:text-box>
            <text:p><text:span text:style-name="T2">ExecutionId created from here</text:span></text:p>
          </draw:text-box>
        </draw:frame>
        <draw:custom-shape draw:style-name="gr15" draw:text-style-name="P1" draw:layer="layout" svg:width="4.064cm" svg:height="1.016cm" svg:x="1.381cm" svg:y="26.019cm">
          <text:p text:style-name="P1">Can modif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7" draw:layer="layout" svg:width="4.064cm" svg:height="1.143cm" svg:x="1.381cm" svg:y="27.289cm">
          <text:p text:style-name="P1">Readonl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7" draw:text-style-name="P1" draw:layer="layout" svg:x1="7.414cm" svg:y1="6.842cm" svg:x2="7.414cm" svg:y2="22.082cm" draw:start-shape="id1" draw:start-glue-point="6" draw:end-shape="id8" draw:end-glue-point="4" svg:d="M7414 6842v15240" svg:viewBox="0 0 1 15241">
          <text:p/>
        </draw:connector>
        <draw:custom-shape draw:style-name="gr3" draw:text-style-name="P1" xml:id="id10" draw:id="id10" draw:layer="layout" svg:width="4.699cm" svg:height="1.524cm" svg:x="10.271cm" svg:y="1.762cm">
          <text:p text:style-name="P1">QWITHDEP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8" draw:layer="layout" svg:x1="10.271cm" svg:y1="2.524cm" svg:x2="7.414cm" svg:y2="5.318cm" draw:start-shape="id10" draw:start-glue-point="5" draw:end-shape="id1" draw:end-glue-point="4" svg:d="M10271 2524h-2857v2794" svg:viewBox="0 0 2858 2795">
          <text:p text:style-name="P1">No more Dep</text:p>
        </draw:connector>
        <draw:connector draw:style-name="gr9" draw:text-style-name="P8" draw:layer="layout" draw:line-skew="-0.642cm" svg:x1="4.004cm" svg:y1="8.51cm" svg:x2="12.621cm" svg:y2="1.762cm" draw:end-shape="id10" draw:end-glue-point="4" svg:d="M4004 8510v-7891h8617v1143" svg:viewBox="0 0 8618 7892">
          <text:p/>
        </draw:connector>
        <draw:connector draw:style-name="gr10" draw:text-style-name="P8" draw:layer="layout" draw:line-skew="2.921cm" svg:x1="12.621cm" svg:y1="3.286cm" svg:x2="7.414cm" svg:y2="22.082cm" draw:start-shape="id10" draw:start-glue-point="6" draw:end-shape="id8" draw:end-glue-point="4" svg:d="M12621 3286v12319h-5207v6477" svg:viewBox="0 0 5208 18797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3T23:24:04.268456155</meta:creation-date>
    <dc:date>2018-11-25T22:30:34.152051889</dc:date>
    <meta:editing-duration>P1DT22H28M5S</meta:editing-duration>
    <meta:editing-cycles>14</meta:editing-cycles>
    <meta:generator>LibreOffice/5.4.6.2$Linux_X86_64 LibreOffice_project/40m0$Build-2</meta:generator>
    <meta:document-statistic meta:object-count="30"/>
  </office:meta>
</office:document-meta>
</file>